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Heading_20_1">
      <style:paragraph-properties fo:text-align="center" style:justify-single-word="false"/>
      <style:text-properties fo:font-size="20pt" style:font-size-asian="20pt" style:font-size-complex="20pt"/>
    </style:style>
    <style:style style:name="P4" style:family="paragraph" style:parent-style-name="Heading_20_1">
      <style:paragraph-properties fo:text-align="center" style:justify-single-word="false"/>
      <style:text-properties officeooo:rsid="00047d0c" officeooo:paragraph-rsid="00047d0c"/>
    </style:style>
    <style:style style:name="T1" style:family="text">
      <style:text-properties fo:font-weight="bold" style:font-weight-asian="bold" style:font-weight-complex="bold"/>
    </style:style>
    <style:style style:name="T2" style:family="text">
      <style:text-properties officeooo:rsid="00029779"/>
    </style:style>
    <style:style style:name="T3" style:family="text">
      <style:text-properties officeooo:rsid="00047418"/>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Pledge of Ethical Behavior</text:h>
      <text:h text:style-name="P4" text:outline-level="1">Introduction to Cybersecurity, fall 2018</text:h>
      <text:p text:style-name="Standard"/>
      <text:p text:style-name="Standard"/>
      <text:p text:style-name="P1">All students in this course are expected to abide by ethical guidelines in their use of the information taught in the course. <text:s/>It is not the intent of the Department of Computer Science to teach any student how to create malicious code or how to exploit any software vulnerabilities. <text:s/>However, in order to teach students how to defend against malicious attacks upon computer systems, it is necessary to provide a certain amount of information about how such attacks are devised. <text:s/>Students are not to use any of this information to construct any such attacks themselves, or to render any computer system vulnerable to such attacks.</text:p>
      <text:p text:style-name="P1"/>
      <text:p text:style-name="P1">Specifically, students are required to agree to abide by the following rules. <text:span text:style-name="T1"><text:s/>Each student must sign this pledge in order to continue in this course. If you cannot agree with these rules and sign this pledge, you will have to drop this course.</text:span></text:p>
      <text:p text:style-name="P1"/>
      <text:list xml:id="list8766865144512257780" text:style-name="L1">
        <text:list-item>
          <text:p text:style-name="P2">I will not use the knowledge gained in this course to alter program or data or any other files belonging to another person without the express consent of that person.</text:p>
        </text:list-item>
        <text:list-item>
          <text:p text:style-name="P2">I will not use the knowledge gained in this course to gain access to any computer system that I am not authorized, by the administrators of that system, to access.</text:p>
        </text:list-item>
        <text:list-item>
          <text:p text:style-name="P2">I will not use the knowledge gained in this course to use any computer resources (e.g. processing time, disk space, network bandwidth, etc.) that I am not authorized, by the administrators of the affected systems, to use.</text:p>
        </text:list-item>
      </text:list>
      <text:p text:style-name="Standard"/>
      <text:p text:style-name="Standard"/>
      <text:p text:style-name="Standard"/>
      <text:p text:style-name="Standard"/>
      <text:p text:style-name="Standard">___________________________________________________________________________________</text:p>
      <text:p text:style-name="Standard"><text:tab/>(print name and UVa userid)</text:p>
      <text:p text:style-name="Standard"/>
      <text:p text:style-name="Standard"/>
      <text:p text:style-name="Standard"/>
      <text:p text:style-name="Standard">___________________________________________________________________________________</text:p>
      <text:p text:style-name="Standard"><text:tab/>(signature)</text:p>
      <text:p text:style-name="Standard"/>
      <text:p text:style-name="Standard"/>
      <text:p text:style-name="Standard"/>
      <text:p text:style-name="Standard">___________________________________________________________________________________</text:p>
      <text:p text:style-name="Standard"><text:tab/>(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9-01-12T19:49:10</meta:creation-date>
    <dc:date>2018-08-28T23:05:21.648227473</dc:date>
    <meta:editing-cycles>11</meta:editing-cycles>
    <meta:editing-duration>PT14M56S</meta:editing-duration>
    <meta:document-statistic meta:table-count="0" meta:image-count="0" meta:object-count="0" meta:page-count="1" meta:paragraph-count="13" meta:word-count="267" meta:character-count="1792" meta:non-whitespace-character-count="1534"/>
    <meta:user-defined meta:name="Info 1"/>
    <meta:user-defined meta:name="Info 2"/>
    <meta:user-defined meta:name="Info 3"/>
    <meta:user-defined meta:name="Info 4"/>
  </office:meta>
</office:document-meta>
</file>